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ba4d" officeooo:paragraph-rsid="0008ba4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ba4d" officeooo:paragraph-rsid="0008ba4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ab77d" officeooo:paragraph-rsid="000ab77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8ba4d" officeooo:paragraph-rsid="0008ba4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ab77d" officeooo:paragraph-rsid="000ab77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officeooo:rsid="0008ba4d" officeooo:paragraph-rsid="0008ba4d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0ab77d" officeooo:paragraph-rsid="000ab77d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s postgresql no terminal</text:p>
      <text:p text:style-name="P4"/>
      <text:p text:style-name="P4"/>
      <text:p text:style-name="P2">Rodar</text:p>
      <text:p text:style-name="P6">sudo su - postgres </text:p>
      <text:p text:style-name="P4"/>
      <text:p text:style-name="P2">Entrar</text:p>
      <text:p text:style-name="P6">psql</text:p>
      <text:p text:style-name="P4"/>
      <text:p text:style-name="P2">Listar Bancos</text:p>
      <text:p text:style-name="P4">\l</text:p>
      <text:p text:style-name="P4"/>
      <text:p text:style-name="P2">Sair</text:p>
      <text:p text:style-name="P4">\q</text:p>
      <text:p text:style-name="P4"/>
      <text:p text:style-name="P3">Entrar no banco de dados</text:p>
      <text:p text:style-name="P7">\c db_name</text:p>
      <text:p text:style-name="P4"/>
      <text:p text:style-name="P3">Listar tabelas</text:p>
      <text:p text:style-name="P5">\d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1:02:40.112349169</meta:creation-date>
    <dc:date>2020-02-05T22:02:32.454903546</dc:date>
    <meta:editing-duration>PT59M5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26" meta:character-count="137" meta:non-whitespace-character-count="123"/>
  </office:meta>
</office:document-meta>
</file>